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eNodeJoinConditionImpl.getSelector1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NodeJoinConditionImpl.getSelector2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NodeJoinConditionImpl.getSelector1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NodeJoinConditionImpl.getSelector2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NodeJoinConditionImpl.getSelector2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NodeJoinCondition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NodeJoinConditionImpl.SameNodeJoinConditionImpl( NamePathResolver resolver , Name selector1Name , Name selector2Name , Path selector2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